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9.011cm" fo:margin-left="-0.007cm" fo:margin-top="0cm" fo:margin-bottom="0cm" table:align="left" style:writing-mode="lr-tb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9.804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style:vertical-align="middle" fo:padding-left="0.012cm" fo:padding-right="0.012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-left="0.012cm" fo:padding-right="0.012cm" fo:padding-top="0cm" fo:padding-bottom="0cm" fo:border="0.05pt solid #000000"/>
    </style:style>
    <style:style style:name="Table1.2" style:family="table-row">
      <style:table-row-properties style:min-row-height="0.711cm" fo:keep-together="auto"/>
    </style:style>
    <style:style style:name="Table1.A2" style:family="table-cell">
      <style:table-cell-properties style:vertical-align="middle" fo:padding-left="0.012cm" fo:padding-right="0.012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12cm" fo:padding-right="0.012cm" fo:padding-top="0cm" fo:padding-bottom="0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94cm" fo:keep-together="auto"/>
    </style:style>
    <style:style style:name="Table4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3.122cm"/>
    </style:style>
    <style:style style:name="Table4.B" style:family="table-column">
      <style:table-column-properties style:column-width="6.814cm"/>
    </style:style>
    <style:style style:name="Table4.C" style:family="table-column">
      <style:table-column-properties style:column-width="2.685cm"/>
    </style:style>
    <style:style style:name="Table4.D" style:family="table-column">
      <style:table-column-properties style:column-width="3.307cm"/>
    </style:style>
    <style:style style:name="Table4.E" style:family="table-column">
      <style:table-column-properties style:column-width="3.096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4.E1" style:family="table-cell">
      <style:table-cell-properties fo:background-color="#cccccc" fo:padding="0.097cm" fo:border="0.75pt solid #000000">
        <style:background-image/>
      </style:table-cell-properties>
    </style:style>
    <style:style style:name="Table4.A2" style:family="table-cell">
      <style:table-cell-properties fo:padding="0.097cm" fo:border-left="0.75pt solid #000000" fo:border-right="0.75pt solid #000000" fo:border-top="none" fo:border-bottom="0.75pt solid #000000"/>
    </style:style>
    <style:style style:name="Table4.A3" style:family="table-cell">
      <style:table-cell-properties fo:padding="0.097cm" fo:border-left="0.75pt solid #000000" fo:border-right="none" fo:border-top="none" fo:border-bottom="0.75pt solid #000000"/>
    </style:style>
    <style:style style:name="Table4.B3" style:family="table-cell">
      <style:table-cell-properties fo:padding="0.097cm" fo:border-left="0.75pt solid #000000" fo:border-right="none" fo:border-top="none" fo:border-bottom="0.75pt solid #000000"/>
    </style:style>
    <style:style style:name="Table4.C3" style:family="table-cell">
      <style:table-cell-properties fo:padding="0.097cm" fo:border-left="0.75pt solid #000000" fo:border-right="none" fo:border-top="none" fo:border-bottom="0.75pt solid #000000"/>
    </style:style>
    <style:style style:name="Table4.D3" style:family="table-cell">
      <style:table-cell-properties fo:padding="0.097cm" fo:border-left="0.75pt solid #000000" fo:border-right="none" fo:border-top="none" fo:border-bottom="0.75pt solid #000000"/>
    </style:style>
    <style:style style:name="Table4.E3" style:family="table-cell">
      <style:table-cell-properties fo:padding="0.097cm" fo:border-left="0.75pt solid #000000" fo:border-right="0.75pt solid #000000" fo:border-top="none" fo:border-bottom="0.75pt solid #000000"/>
    </style:style>
    <style:style style:name="Table4.A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122cm"/>
    </style:style>
    <style:style style:name="Table2.B" style:family="table-column">
      <style:table-column-properties style:column-width="1.496cm"/>
    </style:style>
    <style:style style:name="Table2.C" style:family="table-column">
      <style:table-column-properties style:column-width="2.408cm"/>
    </style:style>
    <style:style style:name="Table2.D" style:family="table-column">
      <style:table-column-properties style:column-width="2.896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3.307cm"/>
    </style:style>
    <style:style style:name="Table2.G" style:family="table-column">
      <style:table-column-properties style:column-width="3.096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cccccc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.G1" style:family="table-cell">
      <style:table-cell-properties style:vertical-align="middle" fo:background-color="#cccccc" fo:padding="0.097cm" fo:border="0.75pt solid #000000">
        <style:background-image/>
      </style:table-cell-properties>
    </style:style>
    <style:style style:name="Table2.A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A3" style:family="table-cell">
      <style:table-cell-properties fo:padding="0.097cm" fo:border-left="0.75pt solid #000000" fo:border-right="none" fo:border-top="none" fo:border-bottom="0.75pt solid #000000"/>
    </style:style>
    <style:style style:name="Table2.B3" style:family="table-cell">
      <style:table-cell-properties fo:padding="0.097cm" fo:border-left="0.75pt solid #000000" fo:border-right="none" fo:border-top="none" fo:border-bottom="0.75pt solid #000000"/>
    </style:style>
    <style:style style:name="Table2.C3" style:family="table-cell">
      <style:table-cell-properties fo:padding="0.097cm" fo:border-left="0.75pt solid #000000" fo:border-right="none" fo:border-top="none" fo:border-bottom="0.75pt solid #000000"/>
    </style:style>
    <style:style style:name="Table2.D3" style:family="table-cell">
      <style:table-cell-properties fo:padding="0.097cm" fo:border-left="0.75pt solid #000000" fo:border-right="none" fo:border-top="none" fo:border-bottom="0.75pt solid #000000"/>
    </style:style>
    <style:style style:name="Table2.E3" style:family="table-cell">
      <style:table-cell-properties fo:padding="0.097cm" fo:border-left="0.75pt solid #000000" fo:border-right="none" fo:border-top="none" fo:border-bottom="0.75pt solid #000000"/>
    </style:style>
    <style:style style:name="Table2.F3" style:family="table-cell">
      <style:table-cell-properties fo:padding="0.097cm" fo:border-left="0.75pt solid #000000" fo:border-right="none" fo:border-top="none" fo:border-bottom="0.75pt solid #000000"/>
    </style:style>
    <style:style style:name="Table2.G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A4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Text_20_body">
      <style:paragraph-properties fo:margin-top="0.011cm" fo:margin-bottom="0cm" style:contextual-spacing="false"/>
      <style:text-properties style:font-name="微軟正黑體" fo:font-size="9pt" style:font-name-asian="微軟正黑體" style:font-size-asian="9pt"/>
    </style:style>
    <style:style style:name="P2" style:family="paragraph" style:parent-style-name="Table_20_Contents">
      <style:text-properties style:font-name="微軟正黑體" fo:font-size="9pt" style:font-name-asian="微軟正黑體" style:font-size-asian="9pt" style:font-size-complex="9pt"/>
    </style:style>
    <style:style style:name="P3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4" style:family="paragraph" style:parent-style-name="Table_20_Paragraph">
      <loext:graphic-properties draw:fill-gradient-name="gradient" draw:fill-hatch-name="hatch"/>
      <style:paragraph-properties fo:margin-left="0.064cm" fo:margin-right="0cm" fo:margin-top="0cm" fo:margin-bottom="0cm" style:contextual-spacing="false" fo:orphans="0" fo:widows="0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5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style:font-name-asian="微軟正黑體" style:font-size-asian="9pt" style:font-size-complex="9pt"/>
    </style:style>
    <style:style style:name="P6" style:family="paragraph" style:parent-style-name="Table_20_Paragraph"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8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9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10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>
        <style:tab-stops/>
      </style:paragraph-properties>
      <style:text-properties style:font-name="微軟正黑體" fo:font-size="9pt" officeooo:paragraph-rsid="001ebf95" style:font-name-asian="微軟正黑體" style:font-size-asian="9pt" style:font-size-complex="9pt"/>
    </style:style>
    <style:style style:name="P11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fo:letter-spacing="-0.004cm" style:font-name-asian="微軟正黑體" style:font-size-asian="9pt" style:font-size-complex="9pt"/>
    </style:style>
    <style:style style:name="P12" style:family="paragraph" style:parent-style-name="Standard">
      <style:text-properties style:font-name="微軟正黑體" style:font-name-asian="微軟正黑體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font-size-complex="12pt"/>
    </style:style>
    <style:style style:name="P1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font-size-complex="12pt"/>
    </style:style>
    <style:style style:name="P1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2.783cm"/>
        </style:tab-stops>
      </style:paragraph-properties>
      <style:text-properties style:font-name="微軟正黑體" fo:font-size="12pt" style:font-name-asian="微軟正黑體" style:font-size-asian="12pt" style:font-size-complex="12pt"/>
    </style:style>
    <style:style style:name="P1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officeooo:paragraph-rsid="00462977" style:font-name-asian="微軟正黑體" style:font-size-asian="12pt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</style:style>
    <style:style style:name="P18" style:family="paragraph" style:parent-style-name="Text_20_body" style:master-page-name="Standard">
      <loext:graphic-properties draw:fill="solid" draw:fill-color="#cccccc" draw:fill-gradient-name="gradient" draw:fill-hatch-name="hatch"/>
      <style:paragraph-properties fo:margin-left="0cm" fo:margin-right="0cm" fo:margin-top="0.002cm" fo:margin-bottom="0.016cm" style:contextual-spacing="false" fo:text-align="center" style:justify-single-word="false" fo:text-indent="0cm" style:auto-text-indent="false" style:page-number="auto" fo:background-color="#cccccc"/>
      <style:text-properties style:font-name="微軟正黑體" fo:font-size="20pt" fo:font-weight="normal" officeooo:paragraph-rsid="003311c0" style:font-name-asian="微軟正黑體" style:font-size-asian="20pt" style:font-weight-asian="normal" style:font-size-complex="20pt" style:font-weight-complex="normal"/>
    </style:style>
    <style:style style:name="P19" style:family="paragraph" style:parent-style-name="Table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0.847cm"/>
        </style:tab-stops>
      </style:paragraph-properties>
      <style:text-properties style:font-name="微軟正黑體" fo:font-size="12pt" style:font-name-asian="微軟正黑體" style:font-size-asian="12pt" style:font-size-complex="12pt"/>
    </style:style>
    <style:style style:name="T1" style:family="text">
      <style:text-properties fo:letter-spacing="-0.004cm"/>
    </style:style>
    <style:style style:name="T2" style:family="text">
      <style:text-properties fo:letter-spacing="-0.004cm" style:language-asian="zh" style:country-asian="TW"/>
    </style:style>
    <style:style style:name="T3" style:family="text">
      <style:text-properties fo:letter-spacing="-0.005cm"/>
    </style:style>
    <style:style style:name="T4" style:family="text">
      <style:text-properties fo:letter-spacing="-0.002cm"/>
    </style:style>
    <style:style style:name="T5" style:family="text">
      <style:text-properties fo:letter-spacing="-0.002cm" style:language-asian="zh" style:country-asian="TW"/>
    </style:style>
    <style:style style:name="T6" style:family="text">
      <style:text-properties fo:letter-spacing="0.012cm"/>
    </style:style>
    <style:style style:name="T7" style:family="text">
      <style:text-properties fo:letter-spacing="0.012cm" style:language-asian="zh" style:country-asian="TW"/>
    </style:style>
    <style:style style:name="T8" style:family="text">
      <style:text-properties fo:letter-spacing="0.002cm"/>
    </style:style>
    <style:style style:name="T9" style:family="text">
      <style:text-properties fo:letter-spacing="0.002cm" style:language-asian="zh" style:country-asian="TW"/>
    </style:style>
    <style:style style:name="T10" style:family="text">
      <style:text-properties style:font-name="微軟正黑體" fo:font-size="9pt" officeooo:rsid="0024a24b" style:font-name-asian="微軟正黑體" style:font-size-asian="9pt" style:font-size-complex="9pt"/>
    </style:style>
    <style:style style:name="T11" style:family="text">
      <style:text-properties style:font-name="微軟正黑體" fo:font-size="9pt" officeooo:rsid="0021697a" style:font-name-asian="微軟正黑體" style:font-size-asian="9pt" style:font-size-complex="9pt"/>
    </style:style>
    <style:style style:name="T12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name"/>
        <text:user-field-decl office:value-type="string" office:string-value="專案業務" text:name="py3o.o.bf_projsalename"/>
        <text:user-field-decl office:value-type="string" office:string-value="客戶名稱" text:name="py3o.o.bf_projcusname"/>
        <text:user-field-decl office:value-type="string" office:string-value="維護客戶名稱" text:name="py3o.o.bf_maincusname"/>
        <text:user-field-decl office:value-type="string" office:string-value="統一編號" text:name="py3o.o.bf_sno"/>
        <text:user-field-decl office:value-type="string" office:string-value="集團名稱" text:name="py3o.o.bf_group_name"/>
        <text:user-field-decl office:value-type="string" office:string-value="專案付款方式" text:name="py3o.o.bf_proj_pay_type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類別" text:name="py3o.L.bf_cus_type"/>
        <text:user-field-decl office:value-type="string" office:string-value="地址" text:name="py3o.L.bf_cus_address1"/>
        <text:user-field-decl office:value-type="string" office:string-value="電話" text:name="py3o.L.bf_cus_phone"/>
        <text:user-field-decl office:value-type="string" office:string-value="傳真" text:name="py3o.L.bf_cus_fax"/>
        <text:user-field-decl office:value-type="string" office:string-value="連絡人備註" text:name="py3o.L.bf_cus_memo"/>
        <text:user-field-decl office:value-type="string" office:string-value="人員別" text:name="py3o.P.bf_contacttypename"/>
        <text:user-field-decl office:value-type="string" office:string-value="姓名" text:name="py3o.P.bf_contactname"/>
        <text:user-field-decl office:value-type="string" office:string-value="職稱" text:name="py3o.P.bf_contact_function"/>
        <text:user-field-decl office:value-type="string" office:string-value="電話" text:name="py3o.P.bf_contact_phone"/>
        <text:user-field-decl office:value-type="string" office:string-value="手機" text:name="py3o.P.bf_contact_mobile"/>
        <text:user-field-decl office:value-type="string" office:string-value="EMAIL" text:name="py3o.P.bf_contact_email"/>
        <text:user-field-decl office:value-type="string" office:string-value="傳真" text:name="py3o.P.bf_contact_fax"/>
        <text:user-field-decl office:value-type="string" office:string-value="是否回郵信封" text:name="py3o.o.bf_post_envelop"/>
        <text:user-field-decl office:value-type="string" office:string-value="郵寄款日" text:name="py3o.o.bf_post_date"/>
        <text:user-field-decl office:value-type="string" office:string-value="電匯每月日期" text:name="py3o.o.bf_tt_date"/>
        <text:user-field-decl office:value-type="string" office:string-value="親領日" text:name="py3o.o.bf_self_receive_dat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電匯" text:name="py3o.o.bf_is_accrec2"/>
        <text:user-field-decl office:value-type="string" office:string-value="親領" text:name="py3o.o.bf_is_accrec3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地址" text:name="py3o.L.bf_cus_address"/>
        <text:user-field-decl office:value-type="string" office:string-value="付款條件" text:name="py3o.o.bf_proj_pay1.bf_name"/>
      </text:user-field-decls>
      <text:p text:style-name="P18">專案客戶基本資料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專案編號: <text:user-field-get text:name="py3o.o.name">專案編號</text:user-field-get></text:p>
          </table:table-cell>
          <table:table-cell table:style-name="Table1.B1" office:value-type="string">
            <text:p text:style-name="P4">專案業務: <text:user-field-get text:name="py3o.o.bf_projsalename">專案業務</text:user-field-get></text:p>
          </table:table-cell>
        </table:table-row>
        <table:table-row table:style-name="Table1.2">
          <table:table-cell table:style-name="Table1.A2" office:value-type="string">
            <text:p text:style-name="P5">客戶名稱: <text:user-field-get text:name="py3o.o.bf_projcusname">客戶名稱</text:user-field-get></text:p>
          </table:table-cell>
          <table:table-cell table:style-name="Table1.B2" office:value-type="string">
            <text:p text:style-name="P4">維護客戶名稱: <text:user-field-get text:name="py3o.o.bf_maincusname">維護客戶名稱</text:user-field-get></text:p>
          </table:table-cell>
        </table:table-row>
        <table:table-row table:style-name="Table1.3">
          <table:table-cell table:style-name="Table1.A2" office:value-type="string">
            <text:p text:style-name="P5">統一<text:span text:style-name="T3">編號: </text:span><text:span text:style-name="T3"><text:user-field-get text:name="py3o.o.bf_sno">統一編號</text:user-field-get></text:span></text:p>
          </table:table-cell>
          <table:table-cell table:style-name="Table1.B2" office:value-type="string">
            <text:p text:style-name="P4">集團名稱:<text:user-field-get text:name="py3o.o.bf_group_name">集團名稱</text:user-field-get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類別</text:p>
          </table:table-cell>
          <table:table-cell table:style-name="Table4.A1" office:value-type="string">
            <text:p text:style-name="P8">(郵遞區號)地址</text:p>
          </table:table-cell>
          <table:table-cell table:style-name="Table4.A1" office:value-type="string">
            <text:p text:style-name="P8">電話</text:p>
          </table:table-cell>
          <table:table-cell table:style-name="Table4.A1" office:value-type="string">
            <text:p text:style-name="P6">傳真</text:p>
          </table:table-cell>
          <table:table-cell table:style-name="Table4.E1" office:value-type="string">
            <text:p text:style-name="P10">聯絡人備註</text:p>
          </table:table-cell>
        </table:table-row>
        <table:table-row table:style-name="TableLine140585241453744">
          <table:table-cell table:style-name="Table4.A4" table:number-columns-spanned="5" office:value-type="string">
            <text:p text:style-name="Table_20_Contents"><text:a xlink:type="simple" xlink:href="py3o://for=%22L%20in%20o.proj_cus_ids%22" text:style-name="Internet_20_link" text:visited-style-name="Visited_20_Internet_20_Link"><text:span text:style-name="T10">for="L in o.proj_cus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40585242104176">
          <table:table-cell table:style-name="Table4.A3" office:value-type="string">
            <text:p text:style-name="P2"><text:user-field-get text:name="py3o.L.bf_cus_type">類別</text:user-field-get></text:p>
          </table:table-cell>
          <table:table-cell table:style-name="Table4.B3" office:value-type="string">
            <text:p text:style-name="P2"><text:user-field-get text:name="py3o.L.bf_cus_address">地址</text:user-field-get></text:p>
          </table:table-cell>
          <table:table-cell table:style-name="Table4.C3" office:value-type="string">
            <text:p text:style-name="P2"><text:user-field-get text:name="py3o.L.bf_cus_phone">電話</text:user-field-get></text:p>
          </table:table-cell>
          <table:table-cell table:style-name="Table4.D3" office:value-type="string">
            <text:p text:style-name="P2"><text:user-field-get text:name="py3o.L.bf_cus_fax">傳真</text:user-field-get></text:p>
          </table:table-cell>
          <table:table-cell table:style-name="Table4.E3" office:value-type="string">
            <text:p text:style-name="P2"><text:user-field-get text:name="py3o.L.bf_cus_memo">連絡人備註</text:user-field-get></text:p>
          </table:table-cell>
        </table:table-row>
        <table:table-row table:style-name="TableLine140585242052464">
          <table:table-cell table:style-name="Table4.A4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人員別</text:p>
          </table:table-cell>
          <table:table-cell table:style-name="Table2.A1" office:value-type="string">
            <text:p text:style-name="P7">姓名</text:p>
          </table:table-cell>
          <table:table-cell table:style-name="Table2.A1" office:value-type="string">
            <text:p text:style-name="P9">職稱</text:p>
          </table:table-cell>
          <table:table-cell table:style-name="Table2.A1" office:value-type="string">
            <text:p text:style-name="P9">電話</text:p>
          </table:table-cell>
          <table:table-cell table:style-name="Table2.A1" office:value-type="string">
            <text:p text:style-name="P7">手機</text:p>
          </table:table-cell>
          <table:table-cell table:style-name="Table2.A1" office:value-type="string">
            <text:p text:style-name="P7">EMAIL</text:p>
          </table:table-cell>
          <table:table-cell table:style-name="Table2.G1" office:value-type="string">
            <text:p text:style-name="P9">傳真</text:p>
          </table:table-cell>
        </table:table-row>
        <table:table-row table:style-name="TableLine140585242008624">
          <table:table-cell table:style-name="Table2.A4" table:number-columns-spanned="7" office:value-type="string">
            <text:p text:style-name="P17"><text:a xlink:type="simple" xlink:href="py3o://for=%22P%20in%20o.proj_contact_ids%22" text:style-name="Internet_20_link" text:visited-style-name="Visited_20_Internet_20_Link"><text:span text:style-name="T10">for="P in o.proj_cont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585079393696">
          <table:table-cell table:style-name="Table2.A3" office:value-type="string">
            <text:p text:style-name="P3"><text:user-field-get text:name="py3o.P.bf_contacttypename">人員別</text:user-field-get></text:p>
          </table:table-cell>
          <table:table-cell table:style-name="Table2.B3" office:value-type="string">
            <text:p text:style-name="P3"><text:user-field-get text:name="py3o.P.bf_contactname">姓名</text:user-field-get></text:p>
          </table:table-cell>
          <table:table-cell table:style-name="Table2.C3" office:value-type="string">
            <text:p text:style-name="P3"><text:user-field-get text:name="py3o.P.bf_contact_function">職稱</text:user-field-get></text:p>
          </table:table-cell>
          <table:table-cell table:style-name="Table2.D3" office:value-type="string">
            <text:p text:style-name="P3"><text:user-field-get text:name="py3o.P.bf_contact_phone">電話</text:user-field-get></text:p>
          </table:table-cell>
          <table:table-cell table:style-name="Table2.E3" office:value-type="string">
            <text:p text:style-name="P3"><text:user-field-get text:name="py3o.P.bf_contact_mobile">手機</text:user-field-get></text:p>
          </table:table-cell>
          <table:table-cell table:style-name="Table2.F3" office:value-type="string">
            <text:p text:style-name="P3"><text:user-field-get text:name="py3o.P.bf_contact_email">EMAIL</text:user-field-get></text:p>
          </table:table-cell>
          <table:table-cell table:style-name="Table2.G3" office:value-type="string">
            <text:p text:style-name="P3"><text:user-field-get text:name="py3o.P.bf_contact_fax">傳真</text:user-field-get></text:p>
          </table:table-cell>
        </table:table-row>
        <table:table-row table:style-name="TableLine140585079255872">
          <table:table-cell table:style-name="Table2.A4" table:number-columns-spanned="7" office:value-type="string">
            <text:p text:style-name="P17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3">1<text:span text:style-name="T4">.</text:span><text:span text:style-name="T5"> </text:span><text:span text:style-name="T4">專案付款方式</text:span><text:span text:style-name="T5">：</text:span><text:span text:style-name="T4"><text:user-field-get text:name="py3o.o.bf_proj_pay_type">專案付款方式</text:user-field-get></text:span></text:p>
      <text:p text:style-name="P13">2.<text:span text:style-name="T12"> </text:span>付款條件<text:span text:style-name="T12">：</text:span><text:span text:style-name="T12"><text:user-field-get text:name="py3o.o.bf_proj_pay1.bf_name">付款條件</text:user-field-get></text:span></text:p>
      <text:p text:style-name="P13">3<text:span text:style-name="T4">.</text:span><text:span text:style-name="T5"> </text:span><text:span text:style-name="T4">月結天數</text:span><text:span text:style-name="T5">：</text:span><text:span text:style-name="T4"><text:user-field-get text:name="py3o.o.bf_open_account_day">月結天數</text:user-field-get></text:span><text:span text:style-name="T4"> <text:s text:c="2"/></text:span></text:p>
      <text:p text:style-name="P13">4<text:span text:style-name="T6">.</text:span><text:span text:style-name="T7"> </text:span><text:span text:style-name="T6">結帳日</text:span><text:span text:style-name="T7">：</text:span><text:span text:style-name="T6"><text:user-field-get text:name="py3o.o.bf_acc_close_day1">結帳日</text:user-field-get></text:span><text:span text:style-name="T6"> </text:span><text:span text:style-name="T4"><text:s text:c="2"/></text:span></text:p>
      <text:p text:style-name="P13">5.<text:span text:style-name="T12"> </text:span>撥款日<text:span text:style-name="T12">：</text:span><text:user-field-get text:name="py3o.o.bf_payto_date">撥款日</text:user-field-get></text:p>
      <text:p text:style-name="P13">6.<text:span text:style-name="T12"> </text:span>其他撥款日說明<text:span text:style-name="T12">：</text:span><text:user-field-get text:name="py3o.o.bf_other_date">其他款日</text:user-field-get></text:p>
      <text:p text:style-name="P13">7<text:span text:style-name="T4">.</text:span><text:span text:style-name="T5"> </text:span><text:span text:style-name="T4">請款方式</text:span><text:span text:style-name="T5">：</text:span><text:span text:style-name="T4"><text:user-field-get text:name="py3o.o.bf_acc_receivable">請款方式</text:user-field-get></text:span></text:p>
      <text:p text:style-name="P14"><text:span text:style-name="T12">　　　　</text:span><text:user-field-get text:name="py3o.o.bf_is_accrec4">現金</text:user-field-get><text:span text:style-name="T12"> </text:span>(1).<text:span text:style-name="T12"> </text:span>現金</text:p>
      <text:list xml:id="list1222627614" text:style-name="WWNum1">
        <text:list-header>
          <text:p text:style-name="P19"><text:span text:style-name="T12">　　　　</text:span><text:user-field-get text:name="py3o.o.bf_is_accrec1">郵寄</text:user-field-get><text:span text:style-name="T12"> </text:span>(2). 郵寄<text:span text:style-name="T12">，</text:span>寄款日<text:span text:style-name="T12">：</text:span>每月 <text:user-field-get text:name="py3o.o.bf_post_date">郵寄款日</text:user-field-get><text:s/>日<text:span text:style-name="T12">，</text:span>是否附回郵信封: <text:user-field-get text:name="py3o.o.bf_post_envelop">是否回郵信封</text:user-field-get></text:p>
        </text:list-header>
      </text:list>
      <text:p text:style-name="P14"><text:span text:style-name="T12">　　　　</text:span><text:user-field-get text:name="py3o.o.bf_is_accrec2">電匯</text:user-field-get><text:span text:style-name="T12"> </text:span>(3<text:span text:style-name="T8">).</text:span><text:span text:style-name="T9"> </text:span><text:span text:style-name="T8">電匯</text:span><text:span text:style-name="T9">，</text:span><text:span text:style-name="T8">匯款日</text:span><text:span text:style-name="T9">：</text:span><text:span text:style-name="T8">每月 </text:span><text:span text:style-name="T8"><text:user-field-get text:name="py3o.o.bf_tt_date">電匯每月日期</text:user-field-get></text:span><text:span text:style-name="T8"><text:s/>日</text:span></text:p>
      <text:p text:style-name="P16"><text:span text:style-name="T12">　　　　</text:span><text:user-field-get text:name="py3o.o.bf_is_accrec3">親領</text:user-field-get><text:span text:style-name="T12"> </text:span>(4<text:span text:style-name="T1">).</text:span><text:span text:style-name="T2"> </text:span><text:span text:style-name="T1">親領</text:span><text:span text:style-name="T2">，</text:span><text:span text:style-name="T1">領款日</text:span><text:span text:style-name="T2">：</text:span><text:span text:style-name="T1">每月</text:span><text:span text:style-name="T2"> </text:span><text:span text:style-name="T1"><text:user-field-get text:name="py3o.o.bf_self_receive_date">親領日</text:user-field-get></text:span><text:span text:style-name="T2"><text:s/></text:span><text:span text:style-name="T1">日</text:span><text:span text:style-name="T2">，</text:span><text:span text:style-name="T1">需攜帶</text:span><text:span text:style-name="T2">：</text:span><text:user-field-get text:name="py3o.o.bf_is_stamp1">IS無</text:user-field-get>無<text:span text:style-name="T12">　</text:span><text:user-field-get text:name="py3o.o.bf_is_stamp2">IS收款章</text:user-field-get>收款章<text:span text:style-name="T12">　</text:span><text:user-field-get text:name="py3o.o.bf_is_stamp3">IS發票章</text:user-field-get>發票章<text:span text:style-name="T12">　</text:span><text:user-field-get text:name="py3o.o.bf_is_stamp4">IS大小章</text:user-field-get>大小章</text:p>
      <text:p text:style-name="P13">8<text:span text:style-name="T4">.</text:span><text:span text:style-name="T5"> </text:span><text:span text:style-name="T4">說明</text:span><text:span text:style-name="T5">：</text:span><text:span text:style-name="T4"><text:user-field-get text:name="py3o.o.bf_proj_info_desc">說明</text:user-field-get></text:span></text:p>
      <text:p text:style-name="P15">9.<text:span text:style-name="T12"> </text:span>授信額度<text:span text:style-name="T12">：</text:span><text:user-field-get text:name="py3o.o.bf_creditrulelist">信用條件</text:user-field-get><text:span text:style-name="T8"> </text:span>元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style:contextual-spacing="false"/>
      <style:text-properties style:font-name="Microsoft JhengHei" fo:font-family="'Microsoft JhengHei'" style:font-family-generic="roman" style:font-pitch="variable" fo:font-size="14pt" style:font-name-asian="Microsoft JhengHei1" style:font-family-asian="'Microsoft JhengHei'" style:font-family-generic-asian="system" style:font-pitch-asian="variable" style:font-size-asian="14pt" style:font-name-complex="Microsoft JhengHei1" style:font-family-complex="'Microsoft JhengHe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font-style="normal" fo:font-weight="normal" style:font-name-asian="Wingdings" style:font-family-asian="Wingdings" style:font-family-generic-asian="system" style:font-pitch-asian="variable" style:font-size-asian="14pt" style:font-style-asian="normal" style:font-weight-asian="normal" style:font-name-complex="Wingdings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ListLabel_20_2" style:display-name="ListLabel 2" style:family="text">
      <style:text-properties style:text-position="sub 58%" fo:font-size="14pt" fo:font-style="normal" fo:font-weight="normal" style:font-name-asian="Wingdings" style:font-family-asian="Wingdings" style:font-family-generic-asian="system" style:font-pitch-asian="variable" style:font-size-asian="14pt" style:font-style-asian="normal" style:font-weight-asian="normal" style:font-name-complex="Wingdings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1.762cm"/>
        </style:list-level-properties>
        <style:text-properties style:font-name="Wingdings1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01cm" fo:margin-left="1.90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01cm" fo:margin-left="2.05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01cm" fo:margin-left="2.19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01cm" fo:margin-left="2.337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01cm" fo:margin-left="2.48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01cm" fo:margin-left="2.62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01cm" fo:margin-left="2.76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01cm" fo:margin-left="2.9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style:font-name="Wingdings1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10-15T08:18:14</meta:creation-date>
    <dc:date>2022-02-19T00:03:54.772782717</dc:date>
    <meta:editing-duration>PT2H30M43S</meta:editing-duration>
    <meta:generator>LibreOffice/7.3.0.3$MacOSX_X86_64 LibreOffice_project/0f246aa12d0eee4a0f7adcefbf7c878fc2238db3</meta:generator>
    <meta:editing-cycles>31</meta:editing-cycles>
    <meta:document-statistic meta:table-count="3" meta:image-count="0" meta:object-count="0" meta:page-count="1" meta:paragraph-count="48" meta:word-count="326" meta:character-count="468" meta:non-whitespace-character-count="409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